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200%"/>
      <style:text-properties fo:font-size="10.5pt" style:font-size-asian="10.5pt" fo:language="pl" fo:country="PL"/>
    </style:style>
    <style:style style:name="P2" style:parent-style-name="Standard" style:family="paragraph">
      <style:paragraph-properties fo:text-align="center" fo:line-height="200%"/>
      <style:text-properties fo:font-size="10.5pt" style:font-size-asian="10.5pt" fo:language="pl" fo:country="PL"/>
    </style:style>
    <style:style style:name="P3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4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5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6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7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8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9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10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11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12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13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14" style:parent-style-name="Standard" style:family="paragraph">
      <style:paragraph-properties fo:line-height="200%"/>
    </style:style>
    <style:style style:name="T15" style:parent-style-name="DefaultParagraphFont" style:family="text">
      <style:text-properties fo:font-size="10.5pt" style:font-size-asian="10.5pt" fo:language="pl" fo:country="PL"/>
    </style:style>
    <style:style style:name="T16" style:parent-style-name="DefaultParagraphFont" style:family="text">
      <style:text-properties fo:language="pl" fo:country="PL"/>
    </style:style>
    <style:style style:name="P17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18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19" style:parent-style-name="Standard" style:family="paragraph">
      <style:paragraph-properties fo:break-before="page" fo:line-height="200%"/>
      <style:text-properties fo:font-size="10.5pt" style:font-size-asian="10.5pt" fo:language="pl" fo:country="PL"/>
    </style:style>
    <style:style style:name="P20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21" style:parent-style-name="Standard" style:family="paragraph">
      <style:paragraph-properties fo:break-before="page" fo:line-height="200%"/>
      <style:text-properties fo:font-size="10.5pt" style:font-size-asian="10.5pt" fo:language="pl" fo:country="PL"/>
    </style:style>
    <style:style style:name="P22" style:parent-style-name="Standard" style:list-style-name="LFO1" style:family="paragraph">
      <style:paragraph-properties fo:line-height="200%"/>
      <style:text-properties fo:font-size="10.5pt" style:font-size-asian="10.5pt" fo:language="pl" fo:country="PL"/>
    </style:style>
    <style:style style:name="P23" style:parent-style-name="Standard" style:list-style-name="LFO1" style:family="paragraph">
      <style:paragraph-properties fo:line-height="200%"/>
    </style:style>
    <style:style style:name="T24" style:parent-style-name="DefaultParagraphFont" style:family="text">
      <style:text-properties fo:font-size="10.5pt" style:font-size-asian="10.5pt" fo:language="pl" fo:country="PL"/>
    </style:style>
    <style:style style:name="T25" style:parent-style-name="DefaultParagraphFont" style:family="text">
      <style:text-properties fo:font-size="10.5pt" style:font-size-asian="10.5pt" fo:language="pl" fo:country="PL"/>
    </style:style>
    <style:style style:name="P26" style:parent-style-name="Standard" style:list-style-name="LFO1" style:family="paragraph">
      <style:paragraph-properties fo:line-height="200%"/>
      <style:text-properties fo:font-size="10.5pt" style:font-size-asian="10.5pt" fo:language="pl" fo:country="PL"/>
    </style:style>
    <style:style style:name="P27" style:parent-style-name="Standard" style:list-style-name="LFO1" style:family="paragraph">
      <style:paragraph-properties fo:line-height="200%"/>
      <style:text-properties fo:font-size="10.5pt" style:font-size-asian="10.5pt" fo:language="pl" fo:country="PL"/>
    </style:style>
    <style:style style:name="P28" style:parent-style-name="Standard" style:list-style-name="LFO1" style:family="paragraph">
      <style:paragraph-properties fo:line-height="200%"/>
      <style:text-properties fo:font-size="10.5pt" style:font-size-asian="10.5pt" fo:language="pl" fo:country="PL"/>
    </style:style>
    <style:style style:name="P29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30" style:parent-style-name="Standard" style:list-style-name="LFO1" style:family="paragraph">
      <style:paragraph-properties fo:line-height="200%"/>
      <style:text-properties fo:font-size="10.5pt" style:font-size-asian="10.5pt" fo:language="pl" fo:country="PL"/>
    </style:style>
    <style:style style:name="P31" style:parent-style-name="Standard" style:list-style-name="LFO1" style:family="paragraph">
      <style:paragraph-properties fo:line-height="200%"/>
      <style:text-properties fo:font-size="10.5pt" style:font-size-asian="10.5pt" fo:language="pl" fo:country="PL"/>
    </style:style>
    <style:style style:name="P32" style:parent-style-name="Standard" style:list-style-name="LFO1" style:family="paragraph">
      <style:paragraph-properties fo:line-height="200%"/>
      <style:text-properties fo:font-size="10.5pt" style:font-size-asian="10.5pt" fo:language="pl" fo:country="PL"/>
    </style:style>
    <style:style style:name="P33" style:parent-style-name="Standard" style:list-style-name="LFO1" style:family="paragraph">
      <style:paragraph-properties fo:line-height="200%"/>
      <style:text-properties fo:font-size="10.5pt" style:font-size-asian="10.5pt" fo:language="pl" fo:country="PL"/>
    </style:style>
    <style:style style:name="P34" style:parent-style-name="Standard" style:list-style-name="LFO1" style:family="paragraph">
      <style:paragraph-properties fo:line-height="200%"/>
      <style:text-properties fo:font-size="10.5pt" style:font-size-asian="10.5pt" fo:language="pl" fo:country="PL"/>
    </style:style>
    <style:style style:name="P35" style:parent-style-name="Standard" style:list-style-name="LFO1" style:family="paragraph">
      <style:paragraph-properties fo:line-height="200%"/>
      <style:text-properties fo:font-size="10.5pt" style:font-size-asian="10.5pt" fo:language="pl" fo:country="PL"/>
    </style:style>
    <style:style style:name="P36" style:parent-style-name="Standard" style:list-style-name="LFO1" style:family="paragraph">
      <style:paragraph-properties fo:line-height="200%"/>
      <style:text-properties fo:font-size="10.5pt" style:font-size-asian="10.5pt" fo:language="pl" fo:country="PL"/>
    </style:style>
    <style:style style:name="P37" style:parent-style-name="Standard" style:list-style-name="LFO1" style:family="paragraph">
      <style:paragraph-properties fo:line-height="200%"/>
      <style:text-properties fo:font-size="10.5pt" style:font-size-asian="10.5pt" fo:language="pl" fo:country="PL"/>
    </style:style>
    <style:style style:name="P38" style:parent-style-name="Standard" style:list-style-name="LFO1" style:family="paragraph">
      <style:paragraph-properties fo:line-height="200%"/>
      <style:text-properties fo:font-size="10.5pt" style:font-size-asian="10.5pt" fo:language="pl" fo:country="PL"/>
    </style:style>
    <style:style style:name="P39" style:parent-style-name="Standard" style:list-style-name="LFO1" style:family="paragraph">
      <style:paragraph-properties fo:line-height="200%"/>
      <style:text-properties fo:font-size="10.5pt" style:font-size-asian="10.5pt" fo:language="pl" fo:country="PL"/>
    </style:style>
    <style:style style:name="P40" style:parent-style-name="Standard" style:list-style-name="LFO1" style:family="paragraph">
      <style:paragraph-properties fo:line-height="200%"/>
      <style:text-properties fo:font-size="10.5pt" style:font-size-asian="10.5pt" fo:language="pl" fo:country="PL"/>
    </style:style>
    <style:style style:name="P41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42" style:parent-style-name="Standard" style:family="paragraph">
      <style:paragraph-properties fo:break-before="page" fo:line-height="200%"/>
      <style:text-properties fo:font-size="10.5pt" style:font-size-asian="10.5pt" fo:language="pl" fo:country="PL"/>
    </style:style>
    <style:style style:name="P43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44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45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46" style:parent-style-name="Standard" style:family="paragraph">
      <style:paragraph-properties fo:line-height="200%"/>
      <style:text-properties fo:font-size="10.5pt" style:font-size-asian="10.5pt" fo:language="pl" fo:country="PL"/>
    </style:style>
    <style:style style:name="P47" style:parent-style-name="Standard" style:family="paragraph">
      <style:paragraph-properties fo:break-before="page" fo:line-height="200%"/>
      <style:text-properties fo:font-size="10.5pt" style:font-size-asian="10.5pt" fo:language="pl" fo:country="PL"/>
    </style:style>
    <style:style style:name="P48" style:parent-style-name="Standard" style:list-style-name="LFO2" style:family="paragraph">
      <style:paragraph-properties fo:break-before="page" fo:line-height="200%"/>
      <style:text-properties fo:font-size="10.5pt" style:font-size-asian="10.5pt" fo:language="pl" fo:country="PL"/>
    </style:style>
    <style:style style:name="P49" style:parent-style-name="Standard" style:list-style-name="LFO2" style:family="paragraph">
      <style:paragraph-properties fo:break-before="page" fo:line-height="200%"/>
      <style:text-properties fo:font-size="10.5pt" style:font-size-asian="10.5pt" fo:language="pl" fo:country="PL"/>
    </style:style>
    <style:style style:name="P50" style:parent-style-name="Standard" style:list-style-name="LFO2" style:family="paragraph">
      <style:paragraph-properties fo:break-before="page" fo:line-height="200%"/>
      <style:text-properties fo:font-size="10.5pt" style:font-size-asian="10.5pt" fo:language="pl" fo:country="PL"/>
    </style:style>
    <style:style style:name="P51" style:parent-style-name="Standard" style:family="paragraph">
      <style:paragraph-properties fo:break-before="page" fo:line-height="200%"/>
      <style:text-properties fo:font-size="10.5pt" style:font-size-asian="10.5pt" fo:language="pl" fo:country="PL"/>
    </style:style>
    <style:style style:name="P52" style:parent-style-name="Standard" style:family="paragraph">
      <style:paragraph-properties fo:break-before="page" fo:line-height="200%"/>
      <style:text-properties fo:font-size="10.5pt" style:font-size-asian="10.5pt" fo:language="pl" fo:country="PL"/>
    </style:style>
    <style:style style:name="P53" style:parent-style-name="Standard" style:family="paragraph">
      <style:paragraph-properties fo:break-before="page" fo:line-height="200%"/>
      <style:text-properties fo:font-size="10.5pt" style:font-size-asian="10.5pt" fo:language="pl" fo:country="PL"/>
    </style:style>
    <style:style style:name="P54" style:parent-style-name="Standard" style:family="paragraph">
      <style:paragraph-properties fo:break-before="page" fo:line-height="200%"/>
      <style:text-properties fo:font-size="10.5pt" style:font-size-asian="10.5pt" fo:language="pl" fo:country="PL"/>
    </style:style>
    <style:style style:name="P55" style:parent-style-name="Standard" style:family="paragraph">
      <style:paragraph-properties fo:break-before="page" fo:line-height="200%"/>
      <style:text-properties fo:font-size="10.5pt" style:font-size-asian="10.5pt" fo:language="pl" fo:country="PL"/>
    </style:style>
    <style:style style:name="P56" style:parent-style-name="Standard" style:family="paragraph">
      <style:paragraph-properties fo:break-before="page" fo:line-height="200%"/>
      <style:text-properties fo:font-size="10.5pt" style:font-size-asian="10.5pt" fo:language="pl" fo:country="PL"/>
    </style:style>
    <style:style style:name="P57" style:parent-style-name="Standard" style:family="paragraph">
      <style:paragraph-properties fo:line-height="200%"/>
    </style:style>
    <style:style style:name="T58" style:parent-style-name="DefaultParagraphFont" style:family="text">
      <style:text-properties fo:font-size="10.5pt" style:font-size-asian="10.5pt" fo:language="pl" fo:country="PL"/>
    </style:style>
  </office:automatic-styles>
  <office:body>
    <office:text text:use-soft-page-breaks="true">
      <text:p text:style-name="P1">Praca licencjacka</text:p>
      <text:p text:style-name="P2"/>
      <text:p text:style-name="P3">Imię i nazwisko: Michał Olkiewicz</text:p>
      <text:p text:style-name="P4">Nr albumu: 246805</text:p>
      <text:p text:style-name="P5">Kierunek: Informatyka</text:p>
      <text:p text:style-name="P6">Specjalność: Tester programista</text:p>
      <text:p text:style-name="P7">Rodzaj studiów: Stacjonarne</text:p>
      <text:p text:style-name="P8"/>
      <text:p text:style-name="P9">Temat pracy: Projekt i implementacja aplikacji na komputer stacjonarny<text:s/>zajmującej się przydzielaniem miejsc w akademiku.</text:p>
      <text:p text:style-name="P10"/>
      <text:p text:style-name="P11">Opiekun: Paweł Pączkowski</text:p>
      <text:p text:style-name="P12">Wykonawcy:</text:p>
      <text:p text:style-name="P13">Magdalena Ordowska, nr albumu 246795</text:p>
      <text:p text:style-name="P14"><text:span text:style-name="T15">Gabriel Sidorek, nr albumu<text:s/></text:span><text:span text:style-name="T16">250994</text:span></text:p>
      <text:p text:style-name="P17">Michał Olkiewicz, nr albumu 246805</text:p>
      <text:p text:style-name="P18"/>
      <text:p text:style-name="P19">Streszczenie:</text:p>
      <text:p text:style-name="P20">Aplikacja ma za zadanie ułatwienie organizacji<text:s/>zakwaterowania w akademiku zarazem dla studentów jak i dla obsługi akademika. Zawiera ona formularz który upewniając się że dany student istnieje w bazie danych dostarczonej przez uczelnie oraz pozwala studentowi wypełnić odpowiednie informacje na temat jego/jej preferencji względem pokoju jak i współlokatora. Aplikacja zarazem ma też tryb administracyjny pozwalający zmieniać dane na temat studentów/poprawiać błędy przez osobę wypełniającą formularz.</text:p>
      <text:p text:style-name="P21">Spis treści</text:p>
      <text:list text:style-name="LFO1" text:continue-numbering="true">
        <text:list-item>
          <text:p text:style-name="P22">Opis problemu</text:p>
          <text:list text:continue-numbering="true">
            <text:list-item>
              <text:p text:style-name="P23"><text:span text:style-name="T24">Porównanie dostępnych<text:s/></text:span><text:span text:style-name="T25">rozwiązań</text:span></text:p>
            </text:list-item>
            <text:list-item>
              <text:p text:style-name="P26">Możliwości zastosowania praktycznego</text:p>
            </text:list-item>
          </text:list>
        </text:list-item>
        <text:list-item>
          <text:p text:style-name="P27">Projekt i analiza</text:p>
          <text:list text:continue-numbering="true">
            <text:list-item>
              <text:p text:style-name="P28">Aktorzy i Przypadki użycia</text:p>
            </text:list-item>
          </text:list>
        </text:list-item>
      </text:list>
      <text:p text:style-name="P29">Wymagania funkcjonalne i niefunkcjonalne</text:p>
      <text:list text:style-name="LFO1" text:continue-numbering="true">
        <text:list-item>
          <text:list>
            <text:list-item>
              <text:p text:style-name="P30">Diagram klas</text:p>
            </text:list-item>
            <text:list-item>
              <text:p text:style-name="P31">Diagram modelu danych</text:p>
            </text:list-item>
            <text:list-item>
              <text:p text:style-name="P32">Projekt interfejsu użytkownika</text:p>
            </text:list-item>
          </text:list>
        </text:list-item>
        <text:list-item>
          <text:p text:style-name="P33">Implementacja</text:p>
          <text:list text:continue-numbering="true">
            <text:list-item>
              <text:p text:style-name="P34">Architektura rozwiązania</text:p>
            </text:list-item>
            <text:list-item>
              <text:p text:style-name="P35">Użyte technologie</text:p>
            </text:list-item>
          </text:list>
        </text:list-item>
        <text:list-item>
          <text:p text:style-name="P36">Testy</text:p>
          <text:list text:continue-numbering="true">
            <text:list-item>
              <text:p text:style-name="P37">Scenariusz testowania</text:p>
            </text:list-item>
            <text:list-item>
              <text:p text:style-name="P38">Raport z testów</text:p>
            </text:list-item>
          </text:list>
        </text:list-item>
        <text:list-item>
          <text:p text:style-name="P39">Wkład własny</text:p>
        </text:list-item>
        <text:list-item>
          <text:p text:style-name="P40">Bibliografia</text:p>
        </text:list-item>
      </text:list>
      <text:p text:style-name="P41"/>
      <text:p text:style-name="P42">1. Opis problemu</text:p>
      <text:p text:style-name="P43"><text:tab/>Zakwaterowanie studentów do akademiku uczelnianego jest nieoptymalne. Wymóg by personel akademiku robił to za pomocą kartki papieru i zapisywaniu który student należy<text:s/>do którego pokoju może powoduje problem z weryfikacją danych, możliwości błędów ludzkich podczas zapisywania oraz nie zapewnia dobrego doboru współlokatora dla każdego studenta. Nasza aplikacja ma za zadanie zoptymalizować ten</text:p>
      <text:p text:style-name="P44"/>
      <text:p text:style-name="P45"/>
      <text:p text:style-name="P46">// treść Magdy: opis korzystania z aplikacji + wyjaśnienie algorytmu.<text:s/></text:p>
      <text:p text:style-name="P47">Po rozpoczęciu korzystania z aplikacji użytkownik jest poproszony o wypełnienie podstawowych danych jakimi są: imię, nazwisko, numer indeksu oraz płeć. Program sprawdza, czy osoba z takimi danymi znajduje się w bazie danych dostarczonej w formie .csv przez odwoławczą komisję stypendialną uniwersytetu. Jeśli znajdzie pasujące rekordy,<text:s/>użytkownik zostaje przekierowany do dalszej części formularza, gdzie zaczyna się wybór preferencji oraz podstawowych informacji o zachowaniu w codziennym życiu. Aby współlokator i pokój został poprawnie przydzielony, potrzebne jest wypełnienie wszystkich dostępnych pól. Po zakończeniu formularza, aplikacja kończy się jednym z trzech rezultatów:</text:p>
      <text:list text:style-name="LFO2" text:continue-numbering="true">
        <text:list-item>
          <text:p text:style-name="P48">Scenariusz pozytywny: zostaje znaleziona osoba, która pasuje do danego użytkownika w conajmniej<text:s/>69%<text:s/>oraz zostaje wyświetlony numer pokoju, do którego użytkownik został przydzielony.</text:p>
        </text:list-item>
        <text:list-item>
          <text:p text:style-name="P49">Scenariusz zadowalający: zostaje znaleziony pokój, do którego użytkownik zostaje przydzielony.</text:p>
        </text:list-item>
        <text:list-item>
          <text:p text:style-name="P50">Scenariusz negatywny: przydzielanie kończy się błędem i użytkownik zostaje skierowany do kontaktu z adminem.</text:p>
        </text:list-item>
      </text:list>
      <text:p text:style-name="P51"/>
      <text:p text:style-name="P52"/>
      <text:p text:style-name="P53"/>
      <text:p text:style-name="P54"/>
      <text:p text:style-name="P55"/>
      <text:p text:style-name="P56"/>
      <text:p text:style-name="P57"><text:span text:style-name="T5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gda</dc:creator>
    <meta:creation-date>2019-05-05T19:03:00Z</meta:creation-date>
    <dc:date>2019-06-04T21:13:00Z</dc:date>
    <meta:template xlink:href="Normal" xlink:type="simple"/>
    <meta:editing-cycles>5</meta:editing-cycles>
    <meta:editing-duration>PT9900S</meta:editing-duration>
    <meta:document-statistic meta:page-count="1" meta:paragraph-count="5" meta:word-count="410" meta:character-count="2868" meta:row-count="20" meta:non-whitespace-character-count="2463"/>
  </office:meta>
</office:document-meta>
</file>